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622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375cm" fo:min-width="3.5cm"/>
      <style:paragraph-properties style:writing-mode="lr-tb"/>
    </style:style>
    <style:style style:name="gr3" style:family="graphic" style:parent-style-name="standard">
      <style:graphic-properties draw:marker-end="Arrowheads_20_2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976cm"/>
      <style:paragraph-properties style:writing-mode="lr-tb"/>
    </style:style>
    <style:style style:name="gr6" style:family="graphic" style:parent-style-name="standard" style:list-style-name="L1">
      <style:graphic-properties draw:marker-end="Arrowheads_20_2" draw:textarea-vertical-align="top"/>
      <style:paragraph-properties style:writing-mode="lr-tb"/>
    </style:style>
    <style:style style:name="gr7" style:family="graphic" style:parent-style-name="standard">
      <style:graphic-properties draw:marker-end="Arrowheads_20_2" draw:stroke-linejoin="none" svg:stroke-linecap="butt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62cm" fo:min-width="4cm"/>
      <style:paragraph-properties style:writing-mode="lr-tb"/>
    </style:style>
    <style:style style:name="gr9" style:family="graphic" style:parent-style-name="standard" style:list-style-name="L1">
      <style:graphic-properties draw:marker-end="Arrowheads_20_2" draw:textarea-vertical-align="middl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162cm" fo:min-width="3.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938cm" fo:min-width="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2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8cm" svg:x="9cm" svg:y="4.2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4cm" svg:height="1.625cm" svg:x="8.5cm" svg:y="6.438cm">
          <text:p text:style-name="P2"><text:span text:style-name="T2">dane:</text:span></text:p>
          <text:p text:style-name="P2"><text:span text:style-name="T2">a∈ℝ, k∈</text:span><text:span text:style-name="T1">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5cm" svg:y1="6.05cm" svg:x2="10.5cm" svg:y2="6.438cm" draw:start-shape="id1" draw:start-glue-point="8" draw:end-shape="id2" draw:end-glue-point="0" svg:d="M10500 6050v388" svg:viewBox="0 0 1 389">
          <text:p/>
        </draw:connector>
        <draw:custom-shape draw:style-name="gr4" draw:text-style-name="P1" xml:id="id3" draw:id="id3" draw:layer="layout" svg:width="3cm" svg:height="2.4cm" svg:x="9cm" svg:y="8.45cm">
          <text:p text:style-name="P1"><text:span text:style-name="T1">k = 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xml:id="id4" draw:id="id4" draw:layer="layout" svg:width="3.5cm" svg:height="1.412cm" svg:x="8.75cm" svg:y="17.838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line-skew="1.498cm" svg:x1="12cm" svg:y1="9.65cm" svg:x2="12.25cm" svg:y2="18.544cm" draw:start-shape="id3" draw:start-glue-point="7" draw:end-shape="id4" svg:d="M12000 9650h2250v8894h-2000" svg:viewBox="0 0 2251 8895">
          <text:p text:style-name="P4"><text:span text:style-name="T1">t</text:span><text:span text:style-name="T1">a</text:span><text:span text:style-name="T1">k</text:span></text:p>
        </draw:connector>
        <draw:connector draw:style-name="gr7" draw:text-style-name="P3" draw:layer="layout" svg:x1="10.5cm" svg:y1="8.063cm" svg:x2="10.5cm" svg:y2="8.45cm" draw:start-shape="id2" draw:start-glue-point="2" draw:end-shape="id3" draw:end-glue-point="4" svg:d="M10500 8063v387" svg:viewBox="0 0 1 388">
          <text:p/>
        </draw:connector>
        <draw:custom-shape draw:style-name="gr8" draw:text-style-name="P2" xml:id="id5" draw:id="id5" draw:layer="layout" svg:width="4.5cm" svg:height="1.412cm" svg:x="8.25cm" svg:y="11.238cm">
          <text:p text:style-name="P2"><text:span text:style-name="T2">podziel </text:span><text:span text:style-name="T2">kwadrat na </text:span><text:span text:style-name="T2">9 </text:span><text:span text:style-name="T2">mniejszych </text:span><text:span text:style-name="T2">częśc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5cm" svg:y1="10.85cm" svg:x2="10.5cm" svg:y2="11.238cm" draw:start-shape="id3" draw:start-glue-point="6" draw:end-shape="id5" draw:end-glue-point="0" svg:d="M10500 10850v388" svg:viewBox="0 0 1 389">
          <text:p text:style-name="P5"><text:span text:style-name="T1">nie</text:span></text:p>
        </draw:connector>
        <draw:custom-shape draw:style-name="gr10" draw:text-style-name="P2" xml:id="id6" draw:id="id6" draw:layer="layout" svg:width="4cm" svg:height="1.412cm" svg:x="8.5cm" svg:y="13.038cm">
          <text:p text:style-name="P2"><text:span text:style-name="T2">usuń kwadrat środkow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5cm" svg:y1="12.65cm" svg:x2="10.5cm" svg:y2="13.038cm" draw:start-shape="id5" draw:start-glue-point="2" draw:end-shape="id6" draw:end-glue-point="0" svg:d="M10500 12650v388" svg:viewBox="0 0 1 389">
          <text:p/>
        </draw:connector>
        <draw:custom-shape draw:style-name="gr11" draw:text-style-name="P2" xml:id="id7" draw:id="id7" draw:layer="layout" svg:width="6.5cm" svg:height="2.188cm" svg:x="7.25cm" svg:y="15.05cm">
          <text:p text:style-name="P2"><text:span text:style-name="T2">dla każdego z 8 </text:span><text:span text:style-name="T2">podkwadratów wywołaj </text:span><text:span text:style-name="T2">algorytm ponownie z </text:span><text:span text:style-name="T2">następującymi danymi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686cm" svg:height="0.779cm" svg:x="9.064cm" svg:y="16.4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13" draw:text-style-name="P6" draw:layer="layout" draw:type="line" svg:x1="10.5cm" svg:y1="14.45cm" svg:x2="10.5cm" svg:y2="15.05cm" draw:start-shape="id6" draw:start-glue-point="2" draw:end-shape="id7" draw:end-glue-point="0" svg:d="M10500 14450v600" svg:viewBox="0 0 1 601">
          <text:p/>
        </draw:connector>
        <draw:connector draw:style-name="gr14" draw:text-style-name="P6" draw:layer="layout" draw:type="line" svg:x1="10.5cm" svg:y1="17.238cm" svg:x2="10.5cm" svg:y2="17.838cm" draw:start-shape="id7" draw:start-glue-point="2" draw:end-shape="id4" draw:end-glue-point="4" svg:d="M10500 17238v600" svg:viewBox="0 0 1 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21:14:45.258873078</meta:creation-date>
    <dc:date>2021-10-17T23:15:33.430979034</dc:date>
    <meta:editing-duration>PT1H49M52S</meta:editing-duration>
    <meta:editing-cycles>13</meta:editing-cycles>
    <meta:generator>LibreOffice/7.2.2.2$Linux_X86_64 LibreOffice_project/2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frac>
          <mi>a</mi>
          <mn>3</mn>
        </mfrac>
      </mrow>
      <mi>,</mi>
      <mrow>
        <mi>k</mi>
        <mo stretchy="false">=</mo>
        <mrow>
          <mi>k</mi>
          <mo stretchy="false">−</mo>
          <mn>1</mn>
        </mrow>
      </mrow>
    </mrow>
    <annotation encoding="StarMath 5.0">a = a over 3, k = k - 1</annotation>
  </semantics>
</math>
</file>